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SE.RegionS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SE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SE.adjustIPD( Rectangle vpRefRect , int wm , PercentBaseContext sibling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